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MBinOp.get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BinOp.calcLastPos( CMStateSet to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CMBinOp.isNull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CMBinOp.XSCMBinOp( int type , CMNode leftNode , CMNode righ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CMBinOp.calcFirstPos( CMStateSet to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CMBinOp.ge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